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2" style:family="paragraph" style:parent-style-name="Preformatted_20_Text" style:list-style-name="L2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" style:family="paragraph" style:parent-style-name="Preformatted_20_Text" style:list-style-name="L2">
      <style:paragraph-properties fo:margin-left="0in" fo:margin-right="0in" fo:text-indent="0in" style:auto-text-indent="false" style:writing-mode="lr-tb"/>
    </style:style>
    <style:style style:name="P4" style:family="paragraph" style:parent-style-name="Preformatted_20_Text" style:list-style-name="L2">
      <style:paragraph-properties style:writing-mode="lr-tb"/>
    </style:style>
    <style:style style:name="P5" style:family="paragraph" style:parent-style-name="Preformatted_20_Text" style:list-style-name="L2">
      <style:paragraph-properties fo:margin-top="0in" fo:margin-bottom="0.1965in" style:contextual-spacing="false" style:writing-mode="lr-tb"/>
    </style:style>
    <style:style style:name="P6" style:family="paragraph" style:parent-style-name="Preformatted_20_Text" style:list-style-name="L3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7" style:family="paragraph" style:parent-style-name="Preformatted_20_Text" style:list-style-name="L7">
      <style:paragraph-properties fo:margin-top="0in" fo:margin-bottom="0.1965in" style:contextual-spacing="false" style:writing-mode="lr-tb"/>
    </style:style>
    <style:style style:name="P8" style:family="paragraph" style:parent-style-name="Preformatted_20_Text" style:list-style-name="L7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9" style:family="paragraph" style:parent-style-name="Preformatted_20_Text" style:list-style-name="L7">
      <style:paragraph-properties fo:margin-left="0in" fo:margin-right="0in" fo:text-indent="0in" style:auto-text-indent="false" style:writing-mode="lr-tb"/>
    </style:style>
    <style:style style:name="P10" style:family="paragraph" style:parent-style-name="Preformatted_20_Text" style:list-style-name="L8">
      <style:paragraph-properties fo:margin-top="0in" fo:margin-bottom="0.1965in" style:contextual-spacing="false" style:writing-mode="lr-tb"/>
    </style:style>
    <style:style style:name="P11" style:family="paragraph" style:parent-style-name="Preformatted_20_Text" style:list-style-name="L8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2" style:family="paragraph" style:parent-style-name="Preformatted_20_Text" style:list-style-name="L8">
      <style:paragraph-properties fo:margin-left="0in" fo:margin-right="0in" fo:text-indent="0in" style:auto-text-indent="false" style:writing-mode="lr-tb"/>
    </style:style>
    <style:style style:name="P1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parent-style-name="Text_20_body" style:list-style-name="L4"/>
    <style:style style:name="P18" style:family="paragraph" style:parent-style-name="Text_20_body" style:list-style-name="L5"/>
    <style:style style:name="P19" style:family="paragraph" style:parent-style-name="Text_20_body" style:list-style-name="L6"/>
    <style:style style:name="P20" style:family="paragraph" style:parent-style-name="Text_20_body" style:list-style-name="L7"/>
    <style:style style:name="P21" style:family="paragraph" style:parent-style-name="Text_20_body" style:list-style-name="L8"/>
    <style:style style:name="P22" style:family="paragraph" style:parent-style-name="Text_20_body" style:list-style-name="L9"/>
    <style:style style:name="P23" style:family="paragraph" style:parent-style-name="Text_20_body" style:list-style-name="L10"/>
    <style:style style:name="T1" style:family="text">
      <style:text-properties officeooo:rsid="001510e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10ec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స్వయంగా హోస్ట్ చేసిన గ్లాడిస్ అసిస్టెంట్ సర్వర్ డాక్యుమెంటేషన్</text:span></text:h>
      <text:p text:style-name="Text_20_body"><text:span text:style-name="Strong_20_Emphasis">పేరు:</text:span> లక్కకుల యశ్వంత్ కుమార్<text:line-break/><text:span text:style-name="Strong_20_Emphasis">కాలేజీ:</text:span> కె.ఎల్. యూనివర్శిటీ<text:line-break/><text:span text:style-name="Strong_20_Emphasis">ఆపరేటింగ్ సిస్టమ్:</text:span> ఉబుంటు 22.04 LTS</text:p>
      <text:p text:style-name="Horizontal_20_Line"/>
      <text:h text:style-name="Heading_20_2" text:outline-level="2"><text:span text:style-name="Strong_20_Emphasis">1. పరిచయం</text:span></text:h>
      <text:p text:style-name="Text_20_body">ఈ పత్రం ఉబుంటులో స్వయంగా హోస్ట్ చేసిన <text:span text:style-name="Strong_20_Emphasis">Gladys Assistant సర్వర్</text:span> ను సెట్ చేయడం మరియు నిర్వహించడం గురించి వివరిస్తుంది.<text:line-break/>Gladys Assistant అనేది ఓపెన్ సోర్స్, <text:span text:style-name="Strong_20_Emphasis">గోప్యత ఆధారిత హోమ్ ఆటోమేషన్ ప్లాట్‌ఫారమ్</text:span>, ఇది స్మార్ట్ పరికరాలను నియంత్రించడానికి, రోజువారీ పనులను ఆటోమేట్ చేయడానికి మరియు IoT సేవలతో ఇంటిగ్రేట్ చేయడానికి ఉపయోగపడుతుంది.<text:line-break/>దీన్ని స్వంత సర్వర్‌లో నడపడం ద్వారా వినియోగదారులు <text:span text:style-name="Strong_20_Emphasis">తమ డేటాపై పూర్తి నియంత్రణ</text:span> పొందుతారు మరియు ఎటువంటి క్లౌడ్ ఆధారిత సేవలపై ఆధారపడాల్సిన అవసరం ఉండదు.</text:p>
      <text:h text:style-name="Heading_20_2" text:outline-level="2"><text:span text:style-name="Strong_20_Emphasis">2. సిస్టమ్ అవసరాలు</text:span></text:h>
      <text:p text:style-name="Text_20_body">Gladys Assistant ను హోస్ట్ చేయడానికి ముందు, సిస్టమ్ క్రింది అవసరాలను తీర్చాలి:</text:p>
      <text:list text:style-name="L6">
        <text:list-item>
          <text:p text:style-name="P19"><text:span text:style-name="Strong_20_Emphasis">ఆపరేటింగ్ సిస్టమ్:</text:span> ఉబుంటు 20.04 లేదా అంతకంటే ఎక్కువ (సిఫార్సు: ఉబుంటు 22.04 LTS)</text:p>
        </text:list-item>
        <text:list-item>
          <text:p text:style-name="P19"><text:span text:style-name="Strong_20_Emphasis">ప్రాసెసర్:</text:span> డ్యూయల్ కోర్ CPU లేదా మెరుగైనది</text:p>
        </text:list-item>
        <text:list-item>
          <text:p text:style-name="P19"><text:span text:style-name="Strong_20_Emphasis">మెమరీ (RAM):</text:span> కనీసం 2 GB</text:p>
        </text:list-item>
        <text:list-item>
          <text:p text:style-name="P19"><text:span text:style-name="Strong_20_Emphasis">స్టోరేజ్:</text:span> కనీసం 10 GB ఖాళీ స్థలం</text:p>
        </text:list-item>
        <text:list-item>
          <text:p text:style-name="P19"><text:span text:style-name="Strong_20_Emphasis">నెట్‌వర్క్:</text:span> స్థిరమైన ఇంటర్నెట్ లేదా లోకల్ LAN కనెక్షన్</text:p>
        </text:list-item>
        <text:list-item>
          <text:p text:style-name="P19"><text:span text:style-name="Strong_20_Emphasis">సాఫ్ట్‌వేర్ అవసరాలు:</text:span></text:p>
          <text:list>
            <text:list-item>
              <text:p text:style-name="P19">Node.js (v16 లేదా అంతకంటే ఎక్కువ)</text:p>
            </text:list-item>
            <text:list-item>
              <text:p text:style-name="P19">npm (Node Package Manager)</text:p>
            </text:list-item>
            <text:list-item>
              <text:p text:style-name="P19">Git</text:p>
            </text:list-item>
            <text:list-item>
              <text:p text:style-name="P19">PM2 (సర్వర్ నిరంతరంగా నడవడానికి)</text:p>
            </text:list-item>
          </text:list>
        </text:list-item>
      </text:list>
      <text:h text:style-name="Heading_20_2" text:outline-level="2"><text:span text:style-name="Strong_20_Emphasis">3. ఇన్‌స్టాలేషన్ మరియు సెటప్</text:span></text:h>
      <text:p text:style-name="Text_20_body">Gladys Assistant ను Node.js ద్వారా నడపడానికి ఈ దశలను అనుసరించండి:</text:p>
      <text:list text:style-name="L7">
        <text:list-item>
          <text:p text:style-name="P20"><text:soft-page-break/><text:span text:style-name="Strong_20_Emphasis">సిస్టమ్ ప్యాకేజీలను అప్‌డేట్ చేయండి:</text:span></text:p>
          <text:p text:style-name="P8"><text:span text:style-name="Source_20_Text">sudo apt update &amp;&amp; sudo apt upgrade -y</text:span></text:p>
        </text:list-item>
        <text:list-item>
          <text:p text:style-name="P20"><text:span text:style-name="Strong_20_Emphasis">Node.js మరియు npm ను ఇన్‌స్టాల్ చేయండి:</text:span></text:p>
          <text:p text:style-name="P8"><text:span text:style-name="Source_20_Text">sudo apt install nodejs npm -y</text:span></text:p>
        </text:list-item>
        <text:list-item>
          <text:p text:style-name="P20"><text:span text:style-name="Strong_20_Emphasis">Gladys Assistant రిపాజిటరీని క్లోన్ చేయండి:</text:span></text:p>
          <text:p text:style-name="P9"><text:span text:style-name="Source_20_Text">git clone https://github.com/GladysAssistant/Gladys.git</text:span></text:p>
          <text:p text:style-name="P7"><text:span text:style-name="Source_20_Text">cd Gladys</text:span></text:p>
        </text:list-item>
        <text:list-item>
          <text:p text:style-name="P20"><text:span text:style-name="Strong_20_Emphasis">అవసరమైన డిపెండెన్సీలను ఇన్‌స్టాల్ చేయండి:</text:span></text:p>
          <text:p text:style-name="P8"><text:span text:style-name="Source_20_Text">npm install</text:span></text:p>
        </text:list-item>
        <text:list-item>
          <text:p text:style-name="P20"><text:span text:style-name="Strong_20_Emphasis">Gladys Assistant సర్వర్‌ను ప్రారంభించండి:</text:span></text:p>
          <text:p text:style-name="P8"><text:span text:style-name="Source_20_Text">npm start</text:span></text:p>
        </text:list-item>
        <text:list-item>
          <text:p text:style-name="P20"><text:span text:style-name="Strong_20_Emphasis">బ్రౌజర్‌లో యాక్సెస్ చేయండి:</text:span><text:line-break/><text:span text:style-name="Source_20_Text">http://localhost:8000</text:span> లేదా మీ సర్వర్ యొక్క IP అడ్రస్‌ను తెరవండి.<text:line-break/>(ఉదాహరణకు: <text:span text:style-name="Source_20_Text">http://192.168.1.10:8000</text:span>)</text:p>
        </text:list-item>
      </text:list>
      <text:h text:style-name="Heading_20_2" text:outline-level="2"><text:span text:style-name="Strong_20_Emphasis">4. సర్వర్ నిర్వహణ మరియు కాన్ఫిగరేషన్</text:span></text:h>
      <text:p text:style-name="Text_20_body">Gladys సర్వర్ నిరంతరంగా నడవడానికి <text:span text:style-name="Strong_20_Emphasis">PM2</text:span> అనే ప్రాసెస్ మేనేజర్ ఉపయోగించవచ్చు:</text:p>
      <text:list text:style-name="L8">
        <text:list-item>
          <text:p text:style-name="P21"><text:span text:style-name="Strong_20_Emphasis">PM2 ను గ్లోబల్‌గా ఇన్‌స్టాల్ చేయండి:</text:span></text:p>
          <text:p text:style-name="P11"><text:span text:style-name="Source_20_Text">sudo npm install -g pm2</text:span></text:p>
        </text:list-item>
        <text:list-item>
          <text:p text:style-name="P21"><text:span text:style-name="Strong_20_Emphasis">Gladys ను PM2 ద్వారా ప్రారంభించండి:</text:span></text:p>
          <text:p text:style-name="P11"><text:span text:style-name="Source_20_Text">pm2 start npm --name gladys -- start</text:span></text:p>
        </text:list-item>
        <text:list-item>
          <text:p text:style-name="P21"><text:span text:style-name="Strong_20_Emphasis">సిస్టమ్ రీబూట్ తర్వాత ఆటోమేటిక్‌గా ప్రారంభం కావడానికి:</text:span></text:p>
          <text:p text:style-name="P12"><text:span text:style-name="Source_20_Text">pm2 startup</text:span></text:p>
          <text:p text:style-name="P10"><text:span text:style-name="Source_20_Text">pm2 save</text:span></text:p>
        </text:list-item>
        <text:list-item>
          <text:p text:style-name="P21"><text:span text:style-name="Strong_20_Emphasis">లాగ్స్ చూడడానికి:</text:span></text:p>
          <text:p text:style-name="P11"><text:span text:style-name="Source_20_Text">pm2 logs gladys</text:span></text:p>
        </text:list-item>
      </text:list>
      <text:h text:style-name="Heading_20_3" text:outline-level="3"><text:span text:style-name="Strong_20_Emphasis">HTTPS ఎనేబుల్ చేయడం (ఐచ్ఛికం)</text:span></text:h>
      <text:p text:style-name="Text_20_body">సెక్యూర్ యాక్సెస్ కోసం <text:span text:style-name="Strong_20_Emphasis">Nginx</text:span> మరియు <text:span text:style-name="Strong_20_Emphasis">Let’s Encrypt SSL Certificates</text:span> ను ఉపయోగించవచ్చు:</text:p>
      <text:p text:style-name="P1"><text:span text:style-name="Source_20_Text">sudo apt install nginx certbot python3-certbot-nginx -y</text:span></text:p>
      <text:p text:style-name="Text_20_body">తర్వాత రివర్స్ ప్రాక్సీని <text:span text:style-name="Strong_20_Emphasis">8000 పోర్ట్‌కి</text:span> సూచించండి.</text:p>
      <text:h text:style-name="Heading_20_2" text:outline-level="2"><text:soft-page-break/><text:span text:style-name="Strong_20_Emphasis">5. టెస్టింగ్, ట్రబుల్‌షూటింగ్ మరియు ముగింపు</text:span></text:h>
      <text:p text:style-name="Text_20_body">సెటప్ పూర్తయిన తర్వాత:</text:p>
      <text:list text:style-name="L9">
        <text:list-item>
          <text:p text:style-name="P22">స్మార్ట్ పరికరాలు (లైట్లు, సెన్సార్‌లు మొదలైనవి) కనెక్ట్ చేసి Gladys లో చేర్చండి.</text:p>
        </text:list-item>
        <text:list-item>
          <text:p text:style-name="P22">ఆటోమేషన్ టాస్క్‌లను సృష్టించి వాటి పనితీరును వెబ్ డ్యాష్‌బోర్డ్‌లో పరిశీలించండి.</text:p>
        </text:list-item>
      </text:list>
      <text:p text:style-name="Text_20_body"><text:span text:style-name="Strong_20_Emphasis">సమస్యలు వస్తే:</text:span></text:p>
      <text:list text:style-name="L10">
        <text:list-item>
          <text:p text:style-name="P23">సర్వర్ నడుస్తుందో లేదో తనిఖీ చేయండి: <text:span text:style-name="Source_20_Text">pm2 list</text:span></text:p>
        </text:list-item>
        <text:list-item>
          <text:p text:style-name="P23">లాగ్స్ చూడండి: <text:span text:style-name="Source_20_Text">pm2 logs gladys</text:span></text:p>
        </text:list-item>
        <text:list-item>
          <text:p text:style-name="P23">నెట్‌వర్క్ మరియు పోర్ట్ (8000) సరిగా ఉన్నాయో చూడండి.</text:p>
        </text:list-item>
      </text:list>
      <text:h text:style-name="Heading_20_2" text:outline-level="2"><text:span text:style-name="Strong_20_Emphasis">ముగింపు</text:span></text:h>
      <text:p text:style-name="Text_20_body">ఈ పత్రం <text:span text:style-name="Strong_20_Emphasis">Node.js మరియు npm ఆధారంగా Gladys Assistant సర్వర్</text:span> ను ఉబుంటులో సెట్ చేయడానికి స్టెప్-బై-స్టెప్ గైడ్‌ను అందిస్తుంది.<text:line-break/>స్వయంగా హోస్ట్ చేయడం ద్వారా వినియోగదారులు <text:span text:style-name="Strong_20_Emphasis">డేటా భద్రత, గోప్యత, మరియు ఆటోమేషన్ నియంత్రణ</text:span>లో పూర్తి స్వాతంత్ర్యాన్ని పొందుతారు.<text:line-break/>ఈ ప్రాజెక్ట్ <text:span text:style-name="Strong_20_Emphasis">లక్కకుల యశ్వంత్ కుమార్ – కె.ఎల్. యూనివర్శిటీ</text:span> ద్వారా రూపొందించబడినది, ఇది <text:span text:style-name="Strong_20_Emphasis">IoT ఆటోమేషన్ మరియు సర్వర్ మేనేజ్‌మెంట్‌లో ఆచరణాత్మక నైపుణ్యాన్ని</text:span> చూపిస్తుంది.</text:p>
      <text:p text:style-name="Text_20_body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7T15:28:50.843981330</meta:creation-date>
    <dc:date>2025-11-07T15:36:35.951715811</dc:date>
    <meta:editing-duration>PT2M29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3" meta:paragraph-count="55" meta:word-count="417" meta:character-count="2018" meta:non-whitespace-character-count="1681"/>
  </office:meta>
</office:document-meta>
</file>